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officeooo:paragraph-rsid="001799a9"/>
    </style:style>
    <style:style style:name="P4" style:family="paragraph" style:parent-style-name="Standard">
      <style:text-properties officeooo:paragraph-rsid="0018cea2"/>
    </style:style>
    <style:style style:name="P5" style:family="paragraph" style:parent-style-name="Standard">
      <style:text-properties officeooo:paragraph-rsid="0018f412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officeooo:paragraph-rsid="001ab39a"/>
    </style:style>
    <style:style style:name="T1" style:family="text">
      <style:text-properties officeooo:rsid="000f96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bcb" style:font-weight-asian="bold" style:font-weight-complex="bold"/>
    </style:style>
    <style:style style:name="T4" style:family="text">
      <style:text-properties fo:font-weight="bold" officeooo:rsid="001812e3" style:font-weight-asian="bold" style:font-weight-complex="bold"/>
    </style:style>
    <style:style style:name="T5" style:family="text">
      <style:text-properties officeooo:rsid="000ff952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weight="bold" officeooo:rsid="0018cea2" style:font-weight-asian="bold" style:font-weight-complex="bold"/>
    </style:style>
    <style:style style:name="T8" style:family="text">
      <style:text-properties fo:font-weight="normal" officeooo:rsid="0011d188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55341"/>
    </style:style>
    <style:style style:name="T11" style:family="text">
      <style:text-properties officeooo:rsid="001799a9"/>
    </style:style>
    <style:style style:name="T12" style:family="text">
      <style:text-properties officeooo:rsid="0018cea2"/>
    </style:style>
    <style:style style:name="T13" style:family="text">
      <style:text-properties fo:color="#000000" fo:font-weight="normal" officeooo:rsid="0018cea2" style:font-weight-asian="normal" style:font-weight-complex="normal"/>
    </style:style>
    <style:style style:name="T14" style:family="text">
      <style:text-properties officeooo:rsid="001ab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pers:</text:p>
      <text:p text:style-name="Standard">https://www.sciencedirect.com/science/article/pii/S0263786300000296</text:p>
      <text:p text:style-name="Standard">-Clear goals/objectives</text:p>
      <text:p text:style-name="Standard">-Enough resources</text:p>
      <text:p text:style-name="Standard">-Staying within schedule</text:p>
      <text:p text:style-name="Standard"/>
      <text:p text:style-name="P1"><text:span text:style-name="T1">Kanten</text:span>:</text:p>
      <text:p text:style-name="Standard">(Attribute)</text:p>
      <text:p text:style-name="Standard">-<text:span text:style-name="T6">Name</text:span> = Ticketbeschreibung</text:p>
      <text:p text:style-name="Standard"><text:span text:style-name="T9">https://developers.trello.com/reference#cardsid</text:span> Attribut "name"</text:p>
      <text:p text:style-name="Standard">-<text:span text:style-name="T6">UUID</text:span> = TicketID</text:p>
      <text:p text:style-name="Standard"><text:span text:style-name="T9">https://developers.trello.com/reference#cardsid</text:span> Attribut "id"</text:p>
      <text:p text:style-name="Standard">-<text:span text:style-name="T6">SourceID</text:span> = Author</text:p>
      <text:p text:style-name="P2">https://developers.trello.com/reference#cardsidmembers</text:p>
      <text:p text:style-name="Standard">falls da nicht vorhanden, hier suchen nach Action "isCreated" <text:span text:style-name="T9">https://developers.trello.com/reference#cardsidactions</text:span></text:p>
      <text:p text:style-name="Standard">-<text:span text:style-name="T6">TargetID</text:span> = Bearbeiter und Kommentarauthoren</text:p>
      <text:p text:style-name="P2">https://developers.trello.com/reference#cardsidmembers</text:p>
      <text:p text:style-name="Standard">alternativ bei https://developers.trello.com/reference#cardsidactions commentators</text:p>
      <text:p text:style-name="Standard">-<text:span text:style-name="T6">Starttime</text:span> = Datum an dem das Ticket gestartet wurde</text:p>
      <text:p text:style-name="P2">https://stackoverflow.com/questions/20029579/how-do-i-get-the-card-created-date-from-the-trello-api</text:p>
      <text:p text:style-name="P2">https://help.trello.com/article/759-getting-the-time-a-card-or-board-was-created</text:p>
      <text:p text:style-name="Standard">-<text:span text:style-name="T6">Endtime</text:span> = Datum an dem das Ticket geschlossen wurde</text:p>
      <text:p text:style-name="Standard">-&gt; bei den actions nachschauen, evtl. gibt es analog zu "iscreated" sowas wie "isclosed"?</text:p>
      <text:p text:style-name="Standard">------------------------------------------------------</text:p>
      <text:p text:style-name="Standard">-<text:span text:style-name="T2">Differenz der Tage von Starttime bis Endtime </text:span><text:span text:style-name="T8">(&amp; evtl. Verhältnis zu geplanter Dauer)</text:span> -&gt; Ermöglicht Analyse <text:span text:style-name="T10">wie sehr alles nach Plan läuft</text:span></text:p>
      <text:p text:style-name="Standard">-<text:span text:style-name="T2">Ticket Status</text:span> -&gt; Beim Export des Projekts wie viele Tickets noch offen?</text:p>
      <text:p text:style-name="Standard"><text:span text:style-name="T9">https://developers.trello.com/reference#cardsidcheckitemstates</text:span> "state"</text:p>
      <text:p text:style-name="Standard">-<text:span text:style-name="T2">Ticket Typ</text:span> -&gt; Feature, Bug etc.? <text:span text:style-name="T11">Gepflegt durch Tags :(</text:span></text:p>
      <text:p text:style-name="Standard">-<text:span text:style-name="T2">Sprint/</text:span><text:span text:style-name="T4">Liste</text:span> -&gt; Filtern nach Sprint möglich, ermöglicht Einbezug bei Retrospektive</text:p>
      <text:p text:style-name="P2">https://developers.trello.com/reference#cardsidlist</text:p>
      <text:p text:style-name="Standard">-<text:span text:style-name="T2">Anzahl Subtasks</text:span></text:p>
      <text:p text:style-name="Standard"><text:span text:style-name="T9">https://developers.trello.com/reference#cardsidchecklists</text:span> Anzahl in "checkItems" zählen</text:p>
      <text:p text:style-name="Standard">-<text:span text:style-name="T2">Anzahl Kommentare</text:span></text:p>
      <text:p text:style-name="Standard"><text:span text:style-name="T9">https://developers.trello.com/reference#card-object</text:span> "badges" -&gt; "comments"</text:p>
      <text:p text:style-name="P3">-<text:span text:style-name="T2">Prio</text:span> <text:span text:style-name="T11">Gepflegt durch Tags :(</text:span></text:p>
      <text:p text:style-name="Standard">-&gt; evtl. das hier: <text:span text:style-name="T9">https://developers.trello.com/reference#cardsidcustomfielditems</text:span></text:p>
      <text:p text:style-name="Standard">-<text:span text:style-name="T2">Abschlusszeit</text:span> (geschätzt) </text:p>
      <text:p text:style-name="Standard"><text:span text:style-name="T9">https://developers.trello.com/reference#cardsid</text:span> geschätzt siehe "due"</text:p>
      <text:p text:style-name="Standard"/>
      <text:p text:style-name="P1"><text:span text:style-name="T1">Knoten</text:span>:</text:p>
      <text:p text:style-name="P2">https://developers.trello.com/reference#boardsboardidmembers</text:p>
      <text:p text:style-name="Standard">(Attribute)</text:p>
      <text:p text:style-name="Standard">-<text:span text:style-name="T6">ID</text:span> &amp; <text:span text:style-name="T6">UUID </text:span>= Actor ID</text:p>
      <text:p text:style-name="Standard">-&gt; "<text:span text:style-name="T14">url”</text:span></text:p>
      <text:p text:style-name="P7"><text:span text:style-name="T7">Name</text:span> = <text:span text:style-name="T14">Name</text:span></text:p>
      <text:p text:style-name="P7">-&gt; "u<text:span text:style-name="T12">sername”</text:span></text:p>
      <text:p text:style-name="Standard"><text:soft-page-break/>-(<text:span text:style-name="T6">Endtime</text:span> &amp;)<text:span text:style-name="T6">Starttime</text:span>: Wahrscheinlich egal. <text:span text:style-name="T5">F</text:span>alls unaufwendig kann man Starttime setzen indem man alle Tickets mit dieser Person filtert (Bearbeiter oder Kommentierer) und das früheste Datum nimmt, <text:span text:style-name="T5">Endtime unbegrenzt</text:span></text:p>
      <text:p text:style-name="P5">------------------------------------------------------</text:p>
      <text:p text:style-name="P4">-<text:span text:style-name="T3">Arbeitgeber</text:span></text:p>
      <text:p text:style-name="P2">https://developers.trello.com/reference#membersidenterpris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00:54.795552902</meta:creation-date>
    <dc:date>2019-10-31T19:46:50.901356899</dc:date>
    <meta:editing-duration>PT1H1M5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215" meta:character-count="2460" meta:non-whitespace-character-count="2292"/>
  </office:meta>
</office:document-meta>
</file>